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mm" fo:margin-right="0mm" fo:text-indent="0mm" style:auto-text-indent="false"/>
    </style:style>
    <style:style style:name="P4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5" style:family="paragraph" style:parent-style-name="Table_20_Contents">
      <style:paragraph-properties fo:text-align="center" style:justify-single-word="false"/>
      <style:text-properties style:font-size-asian="10.5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P8" style:family="paragraph" style:parent-style-name="Text_20_body" style:list-style-name=""/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>
      <style:paragraph-properties fo:break-before="page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margin-left="0mm" fo:margin-right="0mm" fo:text-indent="0mm" style:auto-text-indent="false"/>
    </style:style>
    <style:style style:name="P14" style:family="paragraph" style:parent-style-name="List_20_1">
      <style:text-properties style:font-name="Courier New"/>
    </style:style>
    <style:style style:name="P15" style:family="paragraph" style:parent-style-name="List_20_1" style:list-style-name="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Zpráva: Migrace na <text:span text:style-name="T1">formát WARC</text:span></text:h>
      <text:p text:style-name="P2">Práce na výzkumném záměru Koncepce rozvoje Národní knihovny České republiky jako výzkumné organizace na léta 2010 – 2012, oblast 3 – testování nástrojů a možností migrace na formát <text:span text:style-name="T1">WARC</text:span>.</text:p>
      <text:p text:style-name="P2"/>
      <text:h text:style-name="P12" text:outline-level="2">Martin Prokop</text:h>
      <text:p text:style-name="P4">martin.prokop@mail.muni.cz</text:p>
      <text:h text:style-name="P10" text:outline-level="1">1. Úvod</text:h>
      <text:p text:style-name="Text_20_body">V této zprávě se budu zabývat možností migrace webového archivu <text:span text:style-name="T1">WebArchiv</text:span>. Konkrétně o migraci uložených dat z formátu <text:span text:style-name="T1">ARC</text:span> do formátu <text:span text:style-name="T1">WARC</text:span><text:span text:style-name="T2"><text:note text:id="ftn1" text:note-class="footnote"><text:note-citation>1</text:note-citation><text:note-body><text:p text:style-name="Footnote">Formátem <text:span text:style-name="T1">ARC</text:span> i <text:span text:style-name="T1">WARC</text:span> se zabývám ve své bakalářské práci na straně 23 a stránkách následujících.</text:p></text:note-body></text:note></text:span>. Většina informací obsažených v této zprávě bude čerpána z mé bakalářské práce<text:note text:id="ftn2" text:note-class="footnote"><text:note-citation>2</text:note-citation><text:note-body><text:p text:style-name="Footnote">Práci přikládám k této zprávě. Též je dostupná na adrese: https://github.com/MartinProkop/MojeWebarchivBakalarskaPrace/blob/master/bakalarka.pdf.</text:p></text:note-body></text:note>, kterou jsem odevzdával na jaře 2012 při studiu Fakulty Informatiky Masarykovy University. Bakalářská práce tedy tvoří součást mé zprávy. Ve zprávě budu zpravidla uvádět jednotlivé problémy a budu k nim předkládat odkazy na místa v mé práci, kde se jim podrobněji věnuji.</text:p>
      <text:p text:style-name="Text_20_body">V této zprávě uvedu pouze informace, které považuji pro zprávu nejdůležitější, v mé bakalářské práci je samozřejmě větší objem informací. Ty však nemusí být pro zprávu relevantní. A naopak: některé informace ve zprávě, které jsou ve zprávě, v práci neuvádím.</text:p>
      <text:p text:style-name="Text_20_body">Ve své bakalářské práci jsem se zabýval specifickou částí migrace. Mým úkolem bylo najít vhodné nástroje pro migraci archivu a poté do nich integrovat nástroj <text:span text:style-name="T1">JHOVE2</text:span><text:span text:style-name="T2"><text:note text:id="ftn3" text:note-class="footnote"><text:note-citation>3</text:note-citation><text:note-body><text:p text:style-name="Footnote">Nástrojem <text:span text:style-name="T1">JHOVE2</text:span> se zabývám ve své bakalářské práci na straně 35.</text:p></text:note-body></text:note></text:span>, který slouží k identifikaci a validaci souborů. Cílem tedy bylo při migraci archivu provést analýzu dat v archivu obsažených. Značná část bakalářské práce se tedy věnuje právě nástroji <text:span text:style-name="T1">JHOVE2</text:span>, jeho efektivitě a možnosti jeho integrace do migračních nástrojů.</text:p>
      <text:p text:style-name="Text_20_body">Nástroj <text:span text:style-name="T1">JHOVE2</text:span> však není pro migraci archivu zásadní. Důvodem proč ho využít při migraci je možnost objevit možné nekonzistentní soubory nebo nesprávné informace o archivovaných souborech. <text:span text:style-name="T1">ARC</text:span> archiv totiž nese informace o uložených souborech, pokud jsou tyto informace špatné, může docházet k chybám při interpretaci dat. Užitím nástroje <text:span text:style-name="T1">JHOVE2</text:span> by se takové vadné informace povedlo najít a následně zamezit jejich přenesení do nových <text:span text:style-name="T1">WARC</text:span> souborů. </text:p>
      <text:p text:style-name="Text_20_body">Zásadnější však je samotná migrace. Ve své správě se tedy budu věnovat nástrojům, které jsem používal a hlavně se pokusím popsat detaily práce s nástroji, které jsem do své bakalářské zprávy neuvedl. </text:p>
      <text:h text:style-name="P11" text:outline-level="1">2. Formát <text:span text:style-name="T1">WARC</text:span></text:h>
      <text:h text:style-name="P8" text:outline-level="1">Formát <text:span text:style-name="T1">WARC</text:span> je popsán jako <text:span text:style-name="T1">ISO standard 28500:2009</text:span><text:note text:id="ftn4" text:note-class="footnote"><text:note-citation>4</text:note-citation><text:note-body><text:p text:style-name="Footnote"><text:span text:style-name="T1">ISO standard</text:span> za poplatek dostupný online na adrese http://www.iso.org/iso/iso catalogue/catalogue tc/catalogue de- tail.htm?csnumber=44717. </text:p></text:note-body></text:note> již od roku 2009. <text:span text:style-name="T2">Pro </text:span><text:span text:style-name="T1">WebArchiv</text:span> představuje výbornou možnost zkvalitnění a zefektivnění práce s archivovanými zdroji.</text:h>
      <text:h text:style-name="P8" text:outline-level="1">Ve své bakalářské práci se podrobněji zabývám specifiky tohoto formátu a uvádím i jeho výhody a nevýhody, se zřetelem na projekt <text:span text:style-name="T1">WebArchiv</text:span><text:note text:id="ftn5" text:note-class="footnote"><text:note-citation>5</text:note-citation><text:note-body><text:p text:style-name="Footnote">Informace jsou k dohledáví v mé bakalářské práci na straně 26 a stranách následujících.</text:p></text:note-body></text:note>. </text:h>
      <text:h text:style-name="P8" text:outline-level="1">Většina nevýhod pramení z toho, že málokdo zatím <text:span text:style-name="T1">WARC</text:span> formát používá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 Výhody formátu jsou oproti tomu v jeho flexibilitě, univerzálnosti a přizpůsobivosti. Je evidentní, že jeho využití, povede k zefektivnění práce<text:note text:id="ftn6" text:note-class="footnote"><text:note-citation>6</text:note-citation><text:note-body><text:p text:style-name="Footnote">Jednou z nejlákavějších možností, které formát <text:span text:style-name="T1">WARC</text:span> nabízí je <text:span text:style-name="T1">deduplikace</text:span> souborů v archivu. <text:span text:style-name="T1">Deduplikací</text:span> se zabývám ve své bakalářské práci na straně 31.</text:p></text:note-body></text:note>.</text:h>
      <text:h text:style-name="P11" text:outline-level="1">3. Přechod na práci s <text:span text:style-name="T1">WARC</text:span> soubory</text:h>
      <text:h text:style-name="P8" text:outline-level="1">Přechod <text:span text:style-name="T1">WebArchivu</text:span> na práci s <text:span text:style-name="T1">WARC</text:span> archivy komplexní záležitost. Samotná migrace je pouze jedna z dílčích úkonů. Sám si nejsem vědom všech dalších úkonů, které bude potřeba provést aby <text:span text:style-name="T1">WebArchiv</text:span> pracoval pouze s <text:span text:style-name="T1">WARC</text:span> archivy. Namátkou se bude muset jednat například o implementaci podpory formátu <text:span text:style-name="T1">WARC</text:span> ve všech nástrojích, které <text:span text:style-name="T1">WebArchiv</text:span> používá. </text:h>
      <text:h text:style-name="P8" text:outline-level="1">Při zkoumání možnosti migrace jsem kontaktoval pracovníky <text:span text:style-name="T1">Britské knihovny</text:span><text:note text:id="ftn7" text:note-class="footnote"><text:note-citation>7</text:note-citation><text:note-body><text:p text:style-name="Footnote">Informace o <text:span text:style-name="T1">Britské knihovně</text:span> jsou v mé bakalářské práci na straně 33.</text:p></text:note-body></text:note>, abych od nich zjistil, jak v <text:span text:style-name="T1">Britské knihovně </text:span>přistupovali k migraci. Domnívám se však, že mnohem větší množství informací, než jsem získal já, mají pracovních <text:span text:style-name="T1">WebArchivu</text:span> z různých zpráv a akcí <text:span text:style-name="T1">IIPC</text:span><text:note text:id="ftn8" text:note-class="footnote"><text:note-citation>8</text:note-citation><text:note-body><text:p text:style-name="Footnote"><text:span text:style-name="T1">International Internet Preservation Consortium</text:span> jejímž člemen je <text:span text:style-name="T1">WebArchiv</text:span> od roku 2007.</text:p></text:note-body></text:note>.</text:h>
      <text:h text:style-name="P8" text:outline-level="1">Kdy by se mohlo pracovat v rámci projektu <text:span text:style-name="T1">WebArchiv</text:span> Pracovat výhradně s <text:span text:style-name="T1">WARC</text:span> soubory mi není známo. Domnívám se však, že samotná migrace starých <text:span text:style-name="T1">ARC</text:span> archivů, by měla být provedena až v závěrečné fázi přechodu.</text:h>
      <text:h text:style-name="P10" text:outline-level="1">4. Migrační nástroje</text:h>
      <text:p text:style-name="Text_20_body">Nástroje pro migraci <text:span text:style-name="T1">ARC</text:span> archivů jsou vcelku specifickým typem nástrojů, které převážně vyvíjí jednotlivé organizace, jenž se zabývají archivací webu. Nástrojů je relativně malé množství. Problém je v tom, že každá organizace nástroj implementuje tak, aby byl na míru a kompatibilní s ostatními nástroji, které používá.</text:p>
      <text:p text:style-name="Text_20_body">Například při mé komunikaci s Britskou knihovnou jsem zjistil, že užili nástroje, které by byly pro <text:span text:style-name="T1">WebArchiv</text:span> zbytečné. To je dáno především tím, že pro archivaci webových zdrojů používají i jiné typy formátu.</text:p>
      <text:p text:style-name="Text_20_body">Při výběru nástroje pro <text:span text:style-name="T1">WebArchiv</text:span> jde tedy hlavně o to, najít takový nástroj, který bude co nejsnadněji zařaditelný mezi <text:span text:style-name="T1">WebArchivem</text:span> používané nástroje. </text:p>
      <text:h text:style-name="P10" text:outline-level="1">5. Výběr vhodných nástrojů</text:h>
      <text:p text:style-name="Text_20_body">Ve své bakalářské práci jsem, po konzultaci s Mgr. Václavem Roseckým, testoval tři různé nástroje na migraci <text:span text:style-name="T1">ARC</text:span> archivů. Jejich výběr byl relativně snadný, jelikož jich opravdu není moc. Tyto tři mi přišli jako nejvhodnější. Velké množství současných nástrojů na migraci <text:span text:style-name="T1">ARC</text:span> souborů je odvozeno právě z těchto třech nástrojů.</text:p>
      <text:p text:style-name="Text_20_body">Základním nástroje, který jsem vybral, byl nástroj <text:span text:style-name="T1">warc-tools</text:span><text:note text:id="ftn9" text:note-class="footnote"><text:note-citation>9</text:note-citation><text:note-body><text:p text:style-name="Footnote">Dostupný na adrese http://code.google.com/p/warc-tools/ . V mé bakalářské práci se nástroji věnuji na straně 39.</text:p></text:note-body></text:note>, který sice již není vyvíjen, přesto se jevil jako vhodný. Jeho hlavní výhodou bylo to, že byl implementován ve více jazycích. </text:p>
      <text:p text:style-name="Text_20_body">Dalším nástrojem byl nástroj <text:span text:style-name="T1">warc-tools / hanzo</text:span><text:note text:id="ftn10" text:note-class="footnote"><text:note-citation>10</text:note-citation><text:note-body><text:p text:style-name="Footnote">Dostupný na adrese http://code.hanzoarchives.com/warc-tools/wiki/Home. V mé bakalářské práci se nástroji věnuji na straně 40.</text:p></text:note-body></text:note>, který je stále vyvíjen. Navíc přímo navazuje na předchozí nástroj. Vývojáři ho začali implementovat poté, co ukončili práci na výše zmíněném nástroji <text:span text:style-name="T1">warc-tools</text:span>. Jde navíc o nástroj, za jejímž vývojem stojí společnost <text:span text:style-name="T1">Hanzo Archives</text:span><text:note text:id="ftn11" text:note-class="footnote"><text:note-citation>11</text:note-citation><text:note-body><text:p text:style-name="Footnote">Webové stránky organizace http://www.hanzoarchives.com/ .</text:p></text:note-body></text:note>, která se zabývá problémem archivace dat na profesionální úrovni.</text:p>
      <text:p text:style-name="Text_20_body">Poslední nástroj, který jsem testoval se jmenuje <text:span text:style-name="T1">warc-tools / kpk09</text:span><text:note text:id="ftn12" text:note-class="footnote"><text:note-citation>12</text:note-citation><text:note-body><text:p text:style-name="Footnote">Dostupný na adrese https://bitbucket.org/kpk09/warc-tools/wiki/Home . V mé bakalářské práci se nástroji věnuji na straně 42.</text:p></text:note-body></text:note>. Vznikl jako boční projekt nástroje <text:span text:style-name="T1">warc-tools / hanzo</text:span>. Tento výběr byl motivován snahou prověřit, zda je nástroj, který je boční projekt oficiálního nástroje lepší. Jak se později ukázalo, a jak konstatuji ve své bakalářské práci, jsou oba nástroje velmi podobné, ale přesto je vhodnější původní nástroj <text:span text:style-name="T1">warc-tools / hanzo</text:span>. </text:p>
      <text:p text:style-name="Text_20_body">Jednotlivé nástroje jsem testoval<text:note text:id="ftn13" text:note-class="footnote"><text:note-citation>13</text:note-citation><text:note-body><text:p text:style-name="Footnote">Veškeré testování jsem prováděl na osobním počítači: Intel Core 2 Duo CPU T7100 @ 1.80GHz * 2, 2 GB RAM, Linux 3.0.0-19-generic 32-bit. </text:p></text:note-body></text:note> tak, že jsem si zvolil vzorová data – 10 <text:span text:style-name="T1">ARC</text:span> archivů z databáze <text:span text:style-name="T1">WebArchivu</text:span> z různých let všechny o velikosti 100 MB – zkoušel je jednotlivými nástroji migrovat na <text:span text:style-name="T1">WARC</text:span> archivy a poté jsem je porovnával. Dále jsem <text:soft-page-break/>testoval i ostatní nástroje, které jsou součásti <text:span text:style-name="T1">warc-tools</text:span>. Jednalo se zejména o nástroje, které testují validitu <text:span text:style-name="T1">WARC</text:span> souboru (<text:span text:style-name="T1">warcvalid</text:span>), vypisují obsah <text:span text:style-name="T1">WARC</text:span> archivu (<text:span text:style-name="T1">warcdump</text:span>) či umí filtrovat jejich obsah (<text:span text:style-name="T1">warcfilter</text:span>).</text:p>
      <text:p text:style-name="Text_20_body">Došel jsem k závěru, že původní nástroj <text:span text:style-name="T1">warc-tools</text:span> není kompatibilní s ostatními<text:note text:id="ftn14" text:note-class="footnote"><text:note-citation>14</text:note-citation><text:note-body><text:p text:style-name="Footnote">Tuto skutečnost popisuji ve své bakalářské práci na straně 39.</text:p></text:note-body></text:note>. Podporuje totiž starší verzi (<text:span text:style-name="T1">WARC file format v 0.18</text:span>) <text:span text:style-name="T1">WARC</text:span> souborů. Jelikož nástroj není dále vyvíjen, nemá smysl uvažovat o jeho využití. Využít by se dal jedině v případě, že by WebArchiv pokračoval v jeho vývoji.</text:p>
      <text:p text:style-name="Text_20_body">Poté jsem testoval podobnost nástroje <text:span text:style-name="T1">warc-tools / hanzo</text:span> a <text:span text:style-name="T1">warc-tools /kpk09</text:span>. Jak jsem již zmínil, druhý nástroj je z prvního odvozen. Jedná se o fork projekt prvního nástroje. Mým cílem bylo tedy porovnat oba nástroje<text:note text:id="ftn15" text:note-class="footnote"><text:note-citation>15</text:note-citation><text:note-body><text:p text:style-name="Footnote">Podrobnosti o porovnání jsou uvedeny v mé bakalářské práci na straně 43.</text:p></text:note-body></text:note>. Došel jsem k závěru, že nástroje na mém testovacím vzorku dat (musím znova podotknout, že jsem použil malý testovací vzorek), vytváří totožné <text:span text:style-name="T1">WARC</text:span> soubory.</text:p>
      <text:p text:style-name="Text_20_body">Po konzultaci s Mgr. Václavem Roseckým jsem se tedy rozhodl pro další testováni migrace využít pouze nástroj <text:span text:style-name="T1">warc-tools / hanzo</text:span>. Bočních projektů <text:span text:style-name="T1">warc-tools / hanzo</text:span> je v současné době již pět<text:note text:id="ftn16" text:note-class="footnote"><text:note-citation>16</text:note-citation><text:note-body><text:p text:style-name="Footnote">Jednotlivé mutace warc-tools / hanzo jsou k nalezení na adrese http://code.hanzoarchives.com/warc-tools/descendants.</text:p></text:note-body></text:note>. Jejich vzájemné porovnání by mohlo ukázat nejvhodnější nástroj pro <text:span text:style-name="T1">WebArchiv</text:span>. Osobně se ale domnívám, že rozdíly v nich nebudou zas tak velké. Každá z mutací je vyvíjena pro specifické potřeby jednotlivých projektů, ale základní kód – samotné parsování původního <text:span text:style-name="T1">ARC</text:span> archivu a jeho přepisu <text:span text:style-name="T2">do </text:span><text:span text:style-name="T1">WARC ,</text:span><text:span text:style-name="T2"> tj. algoritmus migrace</text:span>– bude velmi podobný.</text:p>
      <text:h text:style-name="P10" text:outline-level="1">6. <text:span text:style-name="T1">Warc-tools / hanzo</text:span></text:h>
      <text:p text:style-name="Text_20_body">Poté co jsem zvolil tento nástroj jsem se mohl již podrobně zabývat jeho specifiky a vlastnosti. Jak jsem zmínil již v úvodu, hlavní část své bakalářské práce jsem věnoval integraci nástroje <text:span text:style-name="T1">JHOVE2</text:span> do <text:span text:style-name="T1">warc-tools / hanzo</text:span>. Přesto jsem musel pracovat i se samotným migračním nástrojem. </text:p>
      <text:h text:style-name="Heading_20_2" text:outline-level="2">6.1 Parametry</text:h>
      <text:list xml:id="list935513874" text:style-name="List_20_1">
        <text:list-item>
          <text:p text:style-name="List_20_1">Nástroj je implementován v programovacím jazyce <text:span text:style-name="T1">Python</text:span>. Nejsem schopný posoudit jestli je to výhoda nebo nevýhoda – záleží na ostatních nástrojích, které WebArchive používá. Propojení nástroje s nástroji v jiných jazycích by mohlo být problematické.</text:p>
        </text:list-item>
        <text:list-item>
          <text:p text:style-name="List_20_1">Pro použití nástroje je potřeba mít nainstalované tyto nástroje: <text:span text:style-name="T1">setuptools</text:span> (slouží pouze k instalaci <text:span text:style-name="T1">Python packages</text:span><text:span text:style-name="T2">), </text:span><text:span text:style-name="T1">unittest2</text:span><text:span text:style-name="T2">, </text:span><text:span text:style-name="T1">python 2.6 (</text:span><text:span text:style-name="T2">testoval jsem nástroj i s </text:span><text:span text:style-name="T1">python 2.7</text:span><text:span text:style-name="T2"> a podle všeho není s nástrojem ani s užitím této verzi </text:span><text:span text:style-name="T1">Pythonu</text:span><text:span text:style-name="T2"> žádný problém</text:span><text:span text:style-name="T1">).</text:span></text:p>
        </text:list-item>
        <text:list-item>
          <text:p text:style-name="List_20_1">Tvoří ho sada nástrojů pro práci s <text:span text:style-name="T1">WARC</text:span> soubory a samozřejmě nástroj na převod migraci <text:span text:style-name="T1">ARC</text:span> archivu.</text:p>
        </text:list-item>
        <text:list-item>
          <text:p text:style-name="List_20_1">Při převodu <text:span text:style-name="T1">ARC</text:span> souborů nepřibalí do výsledného souboru data, je nutné převádět <text:span text:style-name="T1">ARC.GZ</text:span> archivy.</text:p>
        </text:list-item>
        <text:list-item>
          <text:p text:style-name="List_20_1">Nástroj nerealizuje <text:span text:style-name="T1">deduplikaci</text:span> – tu nerealizuje žádný z nástrojů, které jsem testoval, ani žádný z těch, s kterými jsem se setkal. <text:span text:style-name="T1">Deduplikace</text:span> předpokládá více nástrojů a úpravu politiky archivace a interpretace zdrojů<text:note text:id="ftn17" text:note-class="footnote"><text:note-citation>17</text:note-citation><text:note-body><text:p text:style-name="Footnote">Deduplikací se zabývám ve své bakalářské práci na straně 31.</text:p></text:note-body></text:note>.</text:p>
        </text:list-item>
        <text:list-item>
          <text:p text:style-name="List_20_1">Nástroj nemá dokončenou dokumentaci. Je v ní řečeno, že nástroj vytváří „<text:span text:style-name="T1">crappy warc files</text:span>“. To je dáno tím, že samotný algoritmus migrace je stejný jako u původního nástroje <text:span text:style-name="T1">warc-tools</text:span>. Nástroj je totiž neustále vyvíjen a proto je jasné, že se v něm mohou ještě nalézt chyby, s čímž také vývojáři počítají. Sám jsem chybu <text:soft-page-break/>odhalil – informace uvedu později.</text:p>
        </text:list-item>
      </text:list>
      <text:h text:style-name="Heading_20_2" text:outline-level="2">6.2 Další nástroje, které jsou součástí <text:span text:style-name="T1">warc-tools / hanzo</text:span></text:h>
      <text:p text:style-name="Text_20_body"><text:span text:style-name="T2">Nejdůležitější nástroje, které obsahuje balíček </text:span><text:span text:style-name="T1">warc-tools / hanzo,</text:span><text:span text:style-name="T2"> kromě nástroje </text:span><text:span text:style-name="T1">arc2warc</text:span><text:span text:style-name="T2">, který slouží k migraci, jsou nástroje </text:span><text:span text:style-name="T1">warcindex</text:span><text:span text:style-name="T2"> a </text:span><text:span text:style-name="T1">warcvalid</text:span><text:span text:style-name="T2">.</text:span></text:p>
      <text:p text:style-name="Text_20_body"><text:span text:style-name="T2">Nástroj </text:span><text:span text:style-name="T1">warcindex</text:span><text:span text:style-name="T2"> slouží k vytvoření </text:span><text:span text:style-name="T1">CDX indexu</text:span><text:span text:style-name="T2"> pro archivy. </text:span><text:span text:style-name="T1">CDX indexy</text:span><text:span text:style-name="T2"> se dají použít k porovnání obsahu původního </text:span><text:span text:style-name="T1">ARC</text:span><text:span text:style-name="T2"> archivu a výsledného </text:span><text:span text:style-name="T1">WARC</text:span><text:span text:style-name="T2"> archivu vytvořeného migrací. Tím lze kontrolovat úspěšnost provedené migrace. Nástroj </text:span><text:span text:style-name="T1">warcindex</text:span><text:span text:style-name="T2"> tedy doporučuji k vytváření </text:span><text:span text:style-name="T1">CDX indexů warc</text:span><text:span text:style-name="T2"> souborů. </text:span></text:p>
      <text:p text:style-name="Text_20_body">Dalším důležitým nástrojem je nástroj <text:span text:style-name="T1">warcvalid</text:span>. Slouží k validaci <text:span text:style-name="T1">WARC</text:span> archivů, jeví se jako vhodný pro kontrolu validity nových <text:span text:style-name="T1">WARC</text:span> archivů vzniklých při migraci. Díky nástroji jsem odhalil problémy s migračním nástrojem, který popisuji níže. Nástroj doporučuji k ověřování validity warc archivů. </text:p>
      <text:p text:style-name="Text_20_body">Další nástroje, které jsou v balíčku obsaženy, ale se kterými jsem přímo nepracoval: </text:p>
      <text:list xml:id="list737303398" text:continue-numbering="true" text:style-name="List_20_1">
        <text:list-item>
          <text:p text:style-name="List_20_1"><text:span text:style-name="T1">warcdump –</text:span> vypisuje informace o <text:span text:style-name="T1">WARC</text:span> souboru</text:p>
        </text:list-item>
        <text:list-item>
          <text:p text:style-name="List_20_1"><text:span text:style-name="T1">warcfilter</text:span> – vyhledává ve <text:span text:style-name="T1">WARC</text:span> souboru hlavičky <text:span text:style-name="T1">WARC záznamů</text:span>, podle zadaných parametrů. </text:p>
        </text:list-item>
        <text:list-item>
          <text:p text:style-name="List_20_1"><text:span text:style-name="T1">warc2warc</text:span> – slouží pro převod <text:span text:style-name="T1">WARC záznamů</text:span>.</text:p>
        </text:list-item>
      </text:list>
      <text:h text:style-name="Heading_20_2" text:outline-level="2">6.3 Použití nástroje</text:h>
      <text:p text:style-name="Text_20_body">S nástrojem se pracuje velmi jednoduše. Je psán pro příkazový řádek. Během práce jsem s ním měl pouze dva problémy.</text:p>
      <text:p text:style-name="Text_20_body">První problém je pouze záležitostí implementace. Jde o to, že neobsahuje nástroj pro hromadnou migraci souborů. Je tedy nutné spouštět nástroj pro každý vstupní <text:span text:style-name="T1">ARC</text:span> soubor. To však nepovažuji za zásadní problém, implementace takového nástroje by nebyla nikterak obtížná.</text:p>
      <text:p text:style-name="Text_20_body"><text:soft-page-break/>Zásadnější problém jsem objevil při použití migračního nástroje. Nástroj totiž umožňuje více typů spouštění. Podle manuálu lze používat. Podle dokumentace se nástroj má spouštět z příkazové řádky tak, že jako parametr za přepínačem <text:span text:style-name="T1">’-o’</text:span> se zadá cesta k výslednému <text:span text:style-name="T1">WARC.GZ</text:span> archivu:</text:p>
      <text:list xml:id="list1053206298" text:continue-numbering="true" text:style-name="List_20_1">
        <text:list-item>
          <text:p text:style-name="P14">arc2warc -Z -o output.warc.gz input.arc.gz</text:p>
        </text:list-item>
      </text:list>
      <text:p text:style-name="Text_20_body">Tento způsob však u většiny mnou testovaných archivů vedl právě k nevalidním výsledným archivům. Dále jsem tedy zjistil, že při spouštění z příkazové řádky a přesměrování standardního výstupu (<text:span text:style-name="T1">’&gt;’</text:span>) do cílového <text:span text:style-name="T1">WARC.GZ</text:span> archivu:</text:p>
      <text:list xml:id="list43529530" text:continue-numbering="true" text:style-name="List_20_1">
        <text:list-item>
          <text:p text:style-name="P14">arc2warc -Z input.arc.gz &gt; output.warc.gz</text:p>
        </text:list-item>
      </text:list>
      <text:p text:style-name="Text_20_body">Tento problém jsem konzultoval s vývojáři softwaru, vedl k tomu, že vývojáři nástroj opravili. Nyní doporučuji využívat první variantu spouštění nástroje.</text:p>
      <text:h text:style-name="Heading_20_2" text:outline-level="2">6.4 Odhalení chyby v nástroji</text:h>
      <text:p text:style-name="Text_20_body">Jak zmiňuji výše odhalil jsem chybu v práci nástroje. Nástroj <text:span text:style-name="T1">warcvalid</text:span> hlásil pro některé z testovacích souborů chyby. Proto jsem chybu nahlásil vývojářům. Poté co jsem mu zaslal testovací soubory, konstatovali chybu nástroje <text:span text:style-name="T1">warcvalid</text:span> v práci s <text:span text:style-name="T1">GZipovanými</text:span> archivy. </text:p>
      <text:p text:style-name="Text_20_body">Chyba, kterou validátor hlásil, byla buď:</text:p>
      <text:list xml:id="list677595936" text:continue-numbering="true" text:style-name="List_20_1">
        <text:list-item>
          <text:p text:style-name="P14">(’incorrect trailing newline’, ’\n’)</text:p>
          <text:p text:style-name="List_20_1">anebo:</text:p>
        </text:list-item>
        <text:list-item>
          <text:p text:style-name="P14">(’incorrect trailing newline’, ’\r’)</text:p>
        </text:list-item>
      </text:list>
      <text:p text:style-name="Text_20_body">Popřípadě nástroj hlásil i obě tyto chyby.</text:p>
      <text:p text:style-name="Text_20_body">Jednalo se o chybu v kódování nového řádku ve výsledných souborech . Tuto chybu také opravili. V poslední verzi nástroje, kterou jsem následně testoval, již k této chybě nedochází.</text:p>
      <text:h text:style-name="Heading_20_2" text:outline-level="2"><text:soft-page-break/>6.5 Migrace</text:h>
      <text:p text:style-name="Text_20_body">Pro testování migrace jsem použil vzorek dat z WebArchivu. Použil jsem soubory z různých sklizní – bylo potřeba otestovat archivy, ve kterých bude zastoupeno co největší množství různých souborů.</text:p>
      <text:p text:style-name="Text_20_body">Při testování jsem se zaměřil na to, jestli budou výsledné WARC archivy validní a jestli bude jejich obsah totožný s původními ARC archivy. K tomu jsem použil výše zmíněné nástroje <text:span text:style-name="T1">warcvalid</text:span> a <text:span text:style-name="T1">warcindex</text:span>.</text:p>
      <text:p text:style-name="Text_20_body">Problém s validací jsem již popsal v kapitole 6.4. Dále jsem sledoval rychlost migrace, mým hlavním úkolem bylo zjistit rozdíl časové náročnosti při migraci s užitím nástroje JHOVE2 a porovnat s časem migrace bez jeho použití.</text:p>
      <text:p text:style-name="Text_20_body">V následující tabulce nabízím přehled rychlosti migrace. Rychlost ovlivňuje i obsah archivů – typy a velikosti jednotlivých souborů v archivu. Testy rychlosti jsem prováděl na svém osobním počítači<text:note text:id="ftn18" text:note-class="footnote"><text:note-citation>18</text:note-citation><text:note-body><text:p text:style-name="Footnote">Veškeré testování jsem prováděl na osobním počítači: Intel Core 2 Duo CPU T7100 @ 1.80GHz * 2, 2 GB RAM, Linux 3.0.0-19-generic 32-bit. </text:p></text:note-body></text:note>, reálný převod na strojích WebArchivu by byl samozřejmě rychlejší.</text:p>
      <text:p text:style-name="Text_20_body">Rychlost validace se pohybovala v závislosti na množství souborů v archivu v rozmezí 5 až 15 sekund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6">Pokus</text:p>
          </table:table-cell>
          <table:table-cell table:style-name="Table1.A1" office:value-type="string">
            <text:p text:style-name="P6">Počet souborů v archivu</text:p>
          </table:table-cell>
          <table:table-cell table:style-name="Table1.A1" office:value-type="string">
            <text:p text:style-name="P6">Bez užití JHOVE2</text:p>
          </table:table-cell>
          <table:table-cell table:style-name="Table1.D1" office:value-type="string">
            <text:p text:style-name="P6">S užitím JHOVE2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3 682 </text:p>
          </table:table-cell>
          <table:table-cell table:style-name="Table1.A2" office:value-type="string">
            <text:p text:style-name="P5">31 s </text:p>
          </table:table-cell>
          <table:table-cell table:style-name="Table1.D2" office:value-type="string">
            <text:p text:style-name="P5">2 m 50 s 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4 045 </text:p>
          </table:table-cell>
          <table:table-cell table:style-name="Table1.A2" office:value-type="string">
            <text:p text:style-name="P5">32 s </text:p>
          </table:table-cell>
          <table:table-cell table:style-name="Table1.D2" office:value-type="string">
            <text:p text:style-name="P5">2 m 25 s 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6 382 </text:p>
          </table:table-cell>
          <table:table-cell table:style-name="Table1.A2" office:value-type="string">
            <text:p text:style-name="P5">31 s </text:p>
          </table:table-cell>
          <table:table-cell table:style-name="Table1.D2" office:value-type="string">
            <text:p text:style-name="P5">2 m 10 s 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 754 </text:p>
          </table:table-cell>
          <table:table-cell table:style-name="Table1.A2" office:value-type="string">
            <text:p text:style-name="P5">38 s </text:p>
          </table:table-cell>
          <table:table-cell table:style-name="Table1.D2" office:value-type="string">
            <text:p text:style-name="P5">2 m 5 s 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10 372 </text:p>
          </table:table-cell>
          <table:table-cell table:style-name="Table1.A2" office:value-type="string">
            <text:p text:style-name="P5">42 s </text:p>
          </table:table-cell>
          <table:table-cell table:style-name="Table1.D2" office:value-type="string">
            <text:p text:style-name="P5">3 m 9 s 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11 681 </text:p>
          </table:table-cell>
          <table:table-cell table:style-name="Table1.A2" office:value-type="string">
            <text:p text:style-name="P5">36 s </text:p>
          </table:table-cell>
          <table:table-cell table:style-name="Table1.D2" office:value-type="string">
            <text:p text:style-name="P5">3 m 16 s 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7 472 </text:p>
          </table:table-cell>
          <table:table-cell table:style-name="Table1.A2" office:value-type="string">
            <text:p text:style-name="P5">29 s </text:p>
          </table:table-cell>
          <table:table-cell table:style-name="Table1.D2" office:value-type="string">
            <text:p text:style-name="P5">2 m 40 s </text:p>
          </table:table-cell>
        </table:table-row>
        <text:soft-page-break/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10 113 </text:p>
          </table:table-cell>
          <table:table-cell table:style-name="Table1.A2" office:value-type="string">
            <text:p text:style-name="P5">22 s </text:p>
          </table:table-cell>
          <table:table-cell table:style-name="Table1.D2" office:value-type="string">
            <text:p text:style-name="P5">3 m 0 s 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8 307 </text:p>
          </table:table-cell>
          <table:table-cell table:style-name="Table1.A2" office:value-type="string">
            <text:p text:style-name="P5">33 s </text:p>
          </table:table-cell>
          <table:table-cell table:style-name="Table1.D2" office:value-type="string">
            <text:p text:style-name="P5">2 m 39 s 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707 </text:p>
          </table:table-cell>
          <table:table-cell table:style-name="Table1.A2" office:value-type="string">
            <text:p text:style-name="P5">22 s </text:p>
          </table:table-cell>
          <table:table-cell table:style-name="Table1.D2" office:value-type="string">
            <text:p text:style-name="P5">56 s </text:p>
          </table:table-cell>
        </table:table-row>
        <table:table-row>
          <table:table-cell table:style-name="Table1.A2" office:value-type="string">
            <text:p text:style-name="P7">Průměr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7">32 s</text:p>
          </table:table-cell>
          <table:table-cell table:style-name="Table1.D2" office:value-type="string">
            <text:p text:style-name="P7">2 m 31 s</text:p>
          </table:table-cell>
        </table:table-row>
      </table:table>
      <text:p text:style-name="Text_20_body"/>
      <text:h text:style-name="P13" text:outline-level="2">6.X Algoritmus migrace</text:h>
      <text:p text:style-name="Text_20_body">Rozveď že je stejnej jako ve staré verzi</text:p>
      <text:p text:style-name="P3"/>
      <text:h text:style-name="Heading_20_2" text:outline-level="2">6.X Doporučení nástroje</text:h>
      <text:p text:style-name="P15">Proč je nej</text:p>
      <text:p text:style-name="P15"/>
      <text:h text:style-name="Heading_20_2" text:outline-level="2">6.X Doporučení k implementaci</text:h>
      <text:p text:style-name="P15">co je potřeba udělat</text:p>
      <text:h text:style-name="Heading_20_1" text:outline-level="1">7. Závěrf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10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5.98mm" fo:margin-right="0mm" fo:margin-top="0mm" fo:margin-bottom="0mm" fo:text-indent="-5.98mm" style:auto-text-indent="false" text:number-lines="false" text:line-number="0"/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0mm" fo:margin-bottom="2.12mm" fo:line-height="150%" fo:text-indent="-6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4.99mm" fo:margin-bottom="24.99mm" fo:margin-left="35mm" fo:margin-right="2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práva: Migrace na formát <text:span text:style-name="MT1">WARC</text:span><text:tab/><text:tab/>Autor: Martin Prokop</text:p>
      </style:header>
      <style:footer>
        <text:p text:style-name="MP1"><text:page-number text:select-page="current">7</text:page-number>/<text:page-count>1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6-29T12:25:47</dc:date>
    <dc:creator>Martin Prokop</dc:creator>
    <meta:editing-duration>PT5H33M30S</meta:editing-duration>
    <meta:editing-cycles>175</meta:editing-cycles>
    <meta:document-statistic meta:table-count="1" meta:image-count="0" meta:object-count="0" meta:page-count="12" meta:paragraph-count="145" meta:word-count="2383" meta:character-count="15224" meta:non-whitespace-character-count="12986"/>
  </office:meta>
</office:document-meta>
</file>